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3c15" officeooo:paragraph-rsid="00163c15"/>
    </style:style>
    <style:style style:name="P2" style:family="paragraph" style:parent-style-name="Text_20_body">
      <style:text-properties officeooo:rsid="00163c15" officeooo:paragraph-rsid="0017015b"/>
    </style:style>
    <style:style style:name="P3" style:family="paragraph" style:parent-style-name="Standard">
      <style:text-properties officeooo:rsid="00116953" officeooo:paragraph-rsid="00116953"/>
    </style:style>
    <style:style style:name="P4" style:family="paragraph" style:parent-style-name="Standard">
      <style:text-properties officeooo:rsid="00116953" officeooo:paragraph-rsid="001f64dd"/>
    </style:style>
    <style:style style:name="P5" style:family="paragraph" style:parent-style-name="Standard">
      <style:text-properties officeooo:rsid="001250d7" officeooo:paragraph-rsid="001250d7"/>
    </style:style>
    <style:style style:name="P6" style:family="paragraph" style:parent-style-name="Standard">
      <style:text-properties officeooo:rsid="001352b6" officeooo:paragraph-rsid="001352b6"/>
    </style:style>
    <style:style style:name="P7" style:family="paragraph" style:parent-style-name="Standard">
      <style:text-properties officeooo:rsid="0013cf91" officeooo:paragraph-rsid="0013cf91"/>
    </style:style>
    <style:style style:name="P8" style:family="paragraph" style:parent-style-name="Standard">
      <style:text-properties officeooo:rsid="00182204" officeooo:paragraph-rsid="00182204"/>
    </style:style>
    <style:style style:name="P9" style:family="paragraph" style:parent-style-name="Standard">
      <style:text-properties fo:font-weight="bold" officeooo:rsid="001c61fe" officeooo:paragraph-rsid="001c61fe" style:font-weight-asian="bold" style:font-weight-complex="bold"/>
    </style:style>
    <style:style style:name="P10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11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12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13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14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15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16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17" style:family="paragraph" style:parent-style-name="Standard">
      <style:text-properties fo:font-weight="bold" officeooo:rsid="004c7389" officeooo:paragraph-rsid="004c7389" style:font-weight-asian="bold" style:font-weight-complex="bold"/>
    </style:style>
    <style:style style:name="P18" style:family="paragraph" style:parent-style-name="Text_20_body">
      <style:text-properties fo:font-weight="bold" officeooo:rsid="006074bf" officeooo:paragraph-rsid="006074bf" style:font-weight-asian="bold" style:font-weight-complex="bold"/>
    </style:style>
    <style:style style:name="P19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20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21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22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23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24" style:family="paragraph" style:parent-style-name="Text_20_body">
      <style:text-properties fo:font-weight="normal" officeooo:rsid="00354461" officeooo:paragraph-rsid="00354461" style:font-weight-asian="normal" style:font-weight-complex="normal"/>
    </style:style>
    <style:style style:name="P25" style:family="paragraph" style:parent-style-name="Text_20_body">
      <style:text-properties officeooo:rsid="0017015b" officeooo:paragraph-rsid="0017015b"/>
    </style:style>
    <style:style style:name="P26" style:family="paragraph" style:parent-style-name="Standard">
      <style:text-properties officeooo:rsid="001e4eeb" officeooo:paragraph-rsid="001e4eeb"/>
    </style:style>
    <style:style style:name="P27" style:family="paragraph" style:parent-style-name="Standard">
      <style:text-properties officeooo:rsid="0020ccf2" officeooo:paragraph-rsid="0020ccf2"/>
    </style:style>
    <style:style style:name="P28" style:family="paragraph" style:parent-style-name="Standard">
      <style:text-properties officeooo:rsid="00211e24" officeooo:paragraph-rsid="00211e24"/>
    </style:style>
    <style:style style:name="P29" style:family="paragraph" style:parent-style-name="Standard">
      <style:text-properties officeooo:rsid="00249123" officeooo:paragraph-rsid="00249123"/>
    </style:style>
    <style:style style:name="P30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31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32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33" style:family="paragraph" style:parent-style-name="Text_20_body">
      <style:text-properties officeooo:rsid="0034e8a2" officeooo:paragraph-rsid="00369ffa"/>
    </style:style>
    <style:style style:name="P34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35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36" style:family="paragraph" style:parent-style-name="Text_20_body">
      <style:text-properties officeooo:rsid="0034e8a2" officeooo:paragraph-rsid="0040a430"/>
    </style:style>
    <style:style style:name="P37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38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39" style:family="paragraph" style:parent-style-name="Text_20_body">
      <style:text-properties officeooo:rsid="00395a4d" officeooo:paragraph-rsid="00395a4d"/>
    </style:style>
    <style:style style:name="P40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41" style:family="paragraph" style:parent-style-name="Text_20_body">
      <style:text-properties officeooo:rsid="002c1dc3" officeooo:paragraph-rsid="002c1dc3"/>
    </style:style>
    <style:style style:name="P42" style:family="paragraph" style:parent-style-name="Text_20_body">
      <style:text-properties officeooo:rsid="00478fb7" officeooo:paragraph-rsid="00478fb7"/>
    </style:style>
    <style:style style:name="P43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44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46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4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49" style:family="paragraph" style:parent-style-name="Text_20_body">
      <style:text-properties officeooo:rsid="005345c0" officeooo:paragraph-rsid="005345c0"/>
    </style:style>
    <style:style style:name="P50" style:family="paragraph" style:parent-style-name="Standard">
      <style:text-properties officeooo:rsid="004c7389" officeooo:paragraph-rsid="004c7389"/>
    </style:style>
    <style:style style:name="P51" style:family="paragraph" style:parent-style-name="Text_20_body">
      <style:text-properties officeooo:rsid="00354461" officeooo:paragraph-rsid="00354461"/>
    </style:style>
    <style:style style:name="P52" style:family="paragraph" style:parent-style-name="Text_20_body">
      <style:text-properties officeooo:rsid="004d177b" officeooo:paragraph-rsid="004d177b"/>
    </style:style>
    <style:style style:name="P53" style:family="paragraph" style:parent-style-name="Text_20_body">
      <style:text-properties officeooo:rsid="004ebd1a" officeooo:paragraph-rsid="004ebd1a"/>
    </style:style>
    <style:style style:name="P54" style:family="paragraph" style:parent-style-name="Text_20_body">
      <style:text-properties officeooo:rsid="004fe2e3" officeooo:paragraph-rsid="004fe2e3"/>
    </style:style>
    <style:style style:name="P55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5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5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58" style:family="paragraph" style:parent-style-name="Text_20_body">
      <style:text-properties officeooo:rsid="005000c9" officeooo:paragraph-rsid="005000c9"/>
    </style:style>
    <style:style style:name="P59" style:family="paragraph" style:parent-style-name="Text_20_body">
      <style:text-properties officeooo:rsid="00523761" officeooo:paragraph-rsid="00523761"/>
    </style:style>
    <style:style style:name="P60" style:family="paragraph" style:parent-style-name="Text_20_body">
      <style:text-properties officeooo:rsid="00524c48" officeooo:paragraph-rsid="00524c48"/>
    </style:style>
    <style:style style:name="P61" style:family="paragraph" style:parent-style-name="Text_20_body">
      <style:text-properties officeooo:rsid="005398d6" officeooo:paragraph-rsid="005398d6"/>
    </style:style>
    <style:style style:name="P62" style:family="paragraph" style:parent-style-name="Text_20_body">
      <style:text-properties officeooo:rsid="0054733e" officeooo:paragraph-rsid="0054733e"/>
    </style:style>
    <style:style style:name="P63" style:family="paragraph" style:parent-style-name="Text_20_body">
      <style:text-properties officeooo:rsid="0055df56" officeooo:paragraph-rsid="0055df56"/>
    </style:style>
    <style:style style:name="P64" style:family="paragraph" style:parent-style-name="Text_20_body">
      <style:text-properties officeooo:rsid="0058cbbf" officeooo:paragraph-rsid="0058cbbf"/>
    </style:style>
    <style:style style:name="P65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66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68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P75" style:family="paragraph" style:parent-style-name="Text_20_body">
      <style:text-properties officeooo:rsid="003b9899" officeooo:paragraph-rsid="003b9899"/>
    </style:style>
    <style:style style:name="P76" style:family="paragraph" style:parent-style-name="Heading_20_1">
      <style:text-properties officeooo:rsid="00163c15" officeooo:paragraph-rsid="00163c15"/>
    </style:style>
    <style:style style:name="P77" style:family="paragraph" style:parent-style-name="Heading_20_1">
      <style:text-properties officeooo:rsid="005345c0" officeooo:paragraph-rsid="005345c0"/>
    </style:style>
    <style:style style:name="P78" style:family="paragraph" style:parent-style-name="Heading_20_2">
      <style:text-properties officeooo:rsid="00628127" officeooo:paragraph-rsid="00628127"/>
    </style:style>
    <style:style style:name="P79" style:family="paragraph" style:parent-style-name="Text_20_body">
      <style:text-properties officeooo:rsid="00628127" officeooo:paragraph-rsid="00628127"/>
    </style:style>
    <style:style style:name="P80" style:family="paragraph" style:parent-style-name="Text_20_body">
      <style:text-properties officeooo:rsid="005000c9" officeooo:paragraph-rsid="005000c9"/>
    </style:style>
    <style:style style:name="P81" style:family="paragraph" style:parent-style-name="Text_20_body">
      <style:text-properties officeooo:rsid="0063bc70" officeooo:paragraph-rsid="0063bc70"/>
    </style:style>
    <style:style style:name="P82" style:family="paragraph" style:parent-style-name="Text_20_body">
      <style:text-properties officeooo:rsid="0065086a" officeooo:paragraph-rsid="0065086a"/>
    </style:style>
    <style:style style:name="T1" style:family="text">
      <style:text-properties officeooo:rsid="001352b6"/>
    </style:style>
    <style:style style:name="T2" style:family="text">
      <style:text-properties officeooo:rsid="001701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b3a" style:font-weight-asian="bold" style:font-weight-complex="bold"/>
    </style:style>
    <style:style style:name="T5" style:family="text">
      <style:text-properties fo:font-weight="bold" officeooo:rsid="0048b2bd" style:font-weight-asian="bold" style:font-weight-complex="bold"/>
    </style:style>
    <style:style style:name="T6" style:family="text">
      <style:text-properties fo:font-weight="bold" officeooo:rsid="0057d9cb" style:font-weight-asian="bold" style:font-weight-complex="bold"/>
    </style:style>
    <style:style style:name="T7" style:family="text">
      <style:text-properties fo:font-weight="bold" officeooo:rsid="00598b1f" style:font-weight-asian="bold" style:font-weight-complex="bold"/>
    </style:style>
    <style:style style:name="T8" style:family="text">
      <style:text-properties officeooo:rsid="001ebb3a"/>
    </style:style>
    <style:style style:name="T9" style:family="text">
      <style:text-properties officeooo:rsid="001f64dd"/>
    </style:style>
    <style:style style:name="T10" style:family="text">
      <style:text-properties officeooo:rsid="002048f1"/>
    </style:style>
    <style:style style:name="T11" style:family="text">
      <style:text-properties officeooo:rsid="0020ccf2"/>
    </style:style>
    <style:style style:name="T12" style:family="text">
      <style:text-properties officeooo:rsid="002279b1"/>
    </style:style>
    <style:style style:name="T13" style:family="text">
      <style:text-properties officeooo:rsid="00251b4c"/>
    </style:style>
    <style:style style:name="T14" style:family="text">
      <style:text-properties officeooo:rsid="002ac288"/>
    </style:style>
    <style:style style:name="T15" style:family="text">
      <style:text-properties officeooo:rsid="00354461"/>
    </style:style>
    <style:style style:name="T16" style:family="text">
      <style:text-properties officeooo:rsid="00369ffa"/>
    </style:style>
    <style:style style:name="T17" style:family="text">
      <style:text-properties officeooo:rsid="0037ad9a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050723e" style:font-weight-asian="bold" style:font-weight-complex="bold"/>
    </style:style>
    <style:style style:name="T20" style:family="text">
      <style:text-properties officeooo:rsid="0039eda6"/>
    </style:style>
    <style:style style:name="T21" style:family="text">
      <style:text-properties officeooo:rsid="003ae943"/>
    </style:style>
    <style:style style:name="T22" style:family="text">
      <style:text-properties officeooo:rsid="003b9899"/>
    </style:style>
    <style:style style:name="T23" style:family="text">
      <style:text-properties officeooo:rsid="003c037c"/>
    </style:style>
    <style:style style:name="T24" style:family="text">
      <style:text-properties officeooo:rsid="003cc600"/>
    </style:style>
    <style:style style:name="T25" style:family="text">
      <style:text-properties officeooo:rsid="0040a430"/>
    </style:style>
    <style:style style:name="T26" style:family="text">
      <style:text-properties officeooo:rsid="0041e916"/>
    </style:style>
    <style:style style:name="T27" style:family="text">
      <style:text-properties officeooo:rsid="0042db3d"/>
    </style:style>
    <style:style style:name="T28" style:family="text">
      <style:text-properties officeooo:rsid="004574aa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48b2bd"/>
    </style:style>
    <style:style style:name="T31" style:family="text">
      <style:text-properties officeooo:rsid="004f1c3f"/>
    </style:style>
    <style:style style:name="T32" style:family="text">
      <style:text-properties officeooo:rsid="005000c9"/>
    </style:style>
    <style:style style:name="T33" style:family="text">
      <style:text-properties officeooo:rsid="00523761"/>
    </style:style>
    <style:style style:name="T34" style:family="text">
      <style:text-properties officeooo:rsid="0054733e"/>
    </style:style>
    <style:style style:name="T35" style:family="text">
      <style:text-properties officeooo:rsid="0057d9cb"/>
    </style:style>
    <style:style style:name="T36" style:family="text">
      <style:text-properties officeooo:rsid="0058e9cb"/>
    </style:style>
    <style:style style:name="T37" style:family="text">
      <style:text-properties officeooo:rsid="00598b1f"/>
    </style:style>
    <style:style style:name="T38" style:family="text">
      <style:text-properties officeooo:rsid="005c8684"/>
    </style:style>
    <style:style style:name="T39" style:family="text">
      <style:text-properties officeooo:rsid="005eb369"/>
    </style:style>
    <style:style style:name="T40" style:family="text">
      <style:text-properties officeooo:rsid="006207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t CLI arguments</text:p>
      <text:p text:style-name="P8">sys.arsv[1] – a list of arguments, [0] is a name of .py file</text:p>
      <text:p text:style-name="P3"/>
      <text:h text:style-name="Heading_20_1" text:outline-level="1">Format string</text:h>
      <text:p text:style-name="P3">“<text:span text:style-name="T9">arg</text:span><text:span text:style-name="T10">s</text:span><text:span text:style-name="T9"> {} {}</text:span>”.<text:span text:style-name="T9">format(1, 2)</text:span></text:p>
      <text:p text:style-name="P4">“<text:span text:style-name="T9">arg</text:span><text:span text:style-name="T10">s</text:span><text:span text:style-name="T9"> {0} {1}</text:span>”.<text:span text:style-name="T9">format(1, 2)</text:span></text:p>
      <text:p text:style-name="P4">“<text:span text:style-name="T10">args {a} {b}”.format(a=1, b=2)</text:span></text:p>
      <text:p text:style-name="P4">“<text:span text:style-name="T11">args </text:span><text:span text:style-name="T12">{0[a]} {1[b]}</text:span>”.<text:span text:style-name="T12">format({‘a’: 1}, {‘b’: 2})</text:span></text:p>
      <text:p text:style-name="P29"><text:span text:style-name="T3">spec. format of args:</text:span> “arg {a:&lt;spec. of argument’s format&gt;}”</text:p>
      <text:p text:style-name="P29">{:3d} – reserve 3 positions for int: 1 → “ <text:s/>1” but 1000 → “ 1000”</text:p>
      <text:p text:style-name="P29">{:.3f} – 3 decimal digits: 0.1234 → “0.123”</text:p>
      <text:p text:style-name="P29">{:2.3f} – 2 positions for int part(like 2d <text:span text:style-name="T13">but without leading spaces</text:span>) and limit 3 for decimal(like .3f)</text:p>
      <text:p text:style-name="P4"/>
      <text:h text:style-name="Heading_20_1" text:outline-level="1">Useful <text:span text:style-name="T14">syntax</text:span></text:h>
      <text:p text:style-name="P9">Access global var i inside function f()</text:p>
      <text:p text:style-name="P19">def f(): <text:span text:style-name="T3">global</text:span> i, j, ...</text:p>
      <text:p text:style-name="P3"/>
      <text:p text:style-name="P26"><text:span text:style-name="T3">Set </text:span><text:span text:style-name="T4">(not)</text:span><text:span text:style-name="T3">contains value</text:span>: v in s; <text:span text:style-name="T8">v not it s</text:span></text:p>
      <text:p text:style-name="P26"/>
      <text:p text:style-name="P27"><text:span text:style-name="T3">Pass array items as positional args</text:span>:</text:p>
      <text:p text:style-name="P27">def f(a, b, c): …</text:p>
      <text:p text:style-name="P27">args = [1, 2, 3]</text:p>
      <text:p text:style-name="P27">f(<text:span text:style-name="T3">*args</text:span>) same as f(args[0], args[1], args[2])</text:p>
      <text:p text:style-name="P27"/>
      <text:p text:style-name="P27"><text:span text:style-name="T3">Pass dict as kw-args</text:span>:</text:p>
      <text:p text:style-name="P28">def f(*, a, b): …</text:p>
      <text:p text:style-name="P28">args = {‘a’: 1, ‘b’: 2}</text:p>
      <text:p text:style-name="P28">f(<text:span text:style-name="T3">**args</text:span>) same as f(a = args[‘a’], b=args[‘b’])</text:p>
      <text:p text:style-name="P28"/>
      <text:p text:style-name="P17">Declare array of certain length</text:p>
      <text:p text:style-name="P50">a = [value_for_filling] * desired_length</text:p>
      <text:p text:style-name="P50"/>
      <text:h text:style-name="P76" text:outline-level="1">Raise/catch exceptions</text:h>
      <text:p text:style-name="P2"><text:span text:style-name="T2">t</text:span>ry:</text:p>
      <text:p text:style-name="P2"><text:tab/>raise SomeException</text:p>
      <text:p text:style-name="P1">except SomeException: …</text:p>
      <text:p text:style-name="P1">except OtherException as e: …</text:p>
      <text:p text:style-name="P2">except: …</text:p>
      <text:p text:style-name="P25">else: “executed if there is no error”</text:p>
      <text:p text:style-name="P25"><text:soft-page-break/>finally: “break, continue, return will suppress exception”</text:p>
      <text:h text:style-name="Heading_20_1" text:outline-level="1">Operations with datastructures</text:h>
      <text:p text:style-name="P41">Get keys of dict: d.keys()</text:p>
      <text:h text:style-name="Heading_20_1" text:outline-level="1">Method/function overloading</text:h>
      <text:p text:style-name="P42">Use <text:span text:style-name="T3">multipledispatch</text:span> libarary: pip install multipledispatch</text:p>
      <text:p text:style-name="P42">Put over overloaded method/function: @dispatch(int, float), - no need to declare type for self in case method.</text:p>
      <text:p text:style-name="P42">There is build-in annotation <text:span text:style-name="T3">@typing.overload </text:span><text:span text:style-name="T29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43">There are build-in <text:span text:style-name="T5">@</text:span><text:span text:style-name="T3">functools.singledispatch</text:span> <text:span text:style-name="T30">and </text:span><text:span text:style-name="T5">@</text:span><text:span text:style-name="T3">functools.singledispatchmethod</text:span> – <text:span text:style-name="T30">don’t use them. They take into account a type only of the first argument. First you need to annotate ‘generic function’:</text:span></text:p>
      <text:p text:style-name="P44">@singledispatch</text:p>
      <text:p text:style-name="P45">def <text:span text:style-name="T30">my_</text:span>fun(arg<text:span text:style-name="T30">): …</text:span></text:p>
      <text:p text:style-name="P46">Then, ‘register’ it’s overloaded typed implementations:</text:p>
      <text:p text:style-name="P47">@my_fun.register</text:p>
      <text:p text:style-name="P48">def any_name_here(arg: int): ...</text:p>
      <text:h text:style-name="Heading_20_1" text:outline-level="1">Operations with paths(in file system)</text:h>
      <text:p text:style-name="P5">Get file/folder name: os.path.basename(“…..”) → str</text:p>
      <text:p text:style-name="P6">Get parent folder of a file: os.path.dirname(“usr/home/file.bin”) → “usr/home”</text:p>
      <text:p text:style-name="P7">Combine path using correct separators: os.path.join(“<text:span text:style-name="T1">usr/home”, “</text:span>file.bin<text:span text:style-name="T1">”</text:span>) → “usr/home/file.bin”</text:p>
      <text:p text:style-name="P5">Get filename and extention: os.path.splitext(“hello.txt”) → (“hello”, “.txt”)</text:p>
      <text:p text:style-name="P5"/>
      <text:h text:style-name="P77" text:outline-level="1">Making own package</text:h>
      <text:p text:style-name="P49">Package is folder with __init__.py, .py-files(call it modules), other files and sub-packages(same structure).</text:p>
      <text:p text:style-name="P61">Distributable package consists at least of 2 folders: “yourname”(with code) and “yourname-1.9.9.dist-info”(with metadata). <text:span text:style-name="T34">It also may contain .pyd-files and other.</text:span></text:p>
      <text:p text:style-name="P62">Wheel is distributable package placed in a single file.</text:p>
      <text:p text:style-name="P68">What is sdist?? Some other “multi-file” format??</text:p>
      <text:p text:style-name="P63">Earlier, distr. packs. and wheels were created with several tools: setuptools, distutils, poetry, etc.</text:p>
      <text:p text:style-name="P63"><text:soft-page-break/>Now they desided to have standard “pyproject.toml” <text:span text:style-name="T35">with all info about package </text:span><text:span text:style-name="T6">including a tool for package creation</text:span><text:span text:style-name="T35">. Then “pip install .” is invoked, pip reads pyproject.tom and uses specified tools to do the job.</text:span></text:p>
      <text:p text:style-name="P64">Config. that uses setuptools and wheel to build:</text:p>
      <text:p text:style-name="P65">[build-system]</text:p>
      <text:p text:style-name="P66">requires = [</text:p>
      <text:p text:style-name="P66"><text:s text:c="4"/>"setuptools&gt;=42",</text:p>
      <text:p text:style-name="P66"><text:s text:c="4"/>"wheel",</text:p>
      <text:p text:style-name="P66"><text:s text:c="4"/>"numpy&gt;=2.0.0",</text:p>
      <text:p text:style-name="P66">]</text:p>
      <text:p text:style-name="P66">build-backend = "setuptools.build_meta"</text:p>
      <text:h text:style-name="Heading_20_2" text:outline-level="2">Use-cases</text:h>
      <text:p text:style-name="P67"><text:span text:style-name="T3">Build and install dist. package</text:span> to site-packages(or current virt. env.): pip install .</text:p>
      <text:p text:style-name="P70">To specific folder<text:span text:style-name="T37">(</text:span><text:span text:style-name="T7">current + dependencies</text:span><text:span text:style-name="T37">)</text:span>: pip install --<text:span text:style-name="T37">target</text:span> target/folder .</text:p>
      <text:p text:style-name="P71">To specific folder(only current, NO dependencies): <text:span text:style-name="T36">pip install --</text:span>target<text:span text:style-name="T36"> </text:span><text:span text:style-name="T38">res</text:span><text:span text:style-name="T36">/folder --</text:span>no-deps <text:span text:style-name="T36">.</text:span></text:p>
      <text:p text:style-name="P69"/>
      <text:p text:style-name="P72"><text:span text:style-name="T3">Build a wheel</text:span>: pip wheel .</text:p>
      <text:p text:style-name="P73">To specific folder(<text:span text:style-name="T37">only current, NO dependencies</text:span>): pip wheel --wheel-dir res/folder --no-deps .</text:p>
      <text:p text:style-name="P72"/>
      <text:p text:style-name="P74"><text:span text:style-name="T3">Install package from wheel-file</text:span>: pip install yourname-version-etc.whl</text:p>
      <text:p text:style-name="P67"/>
      <text:h text:style-name="Heading_20_1" text:outline-level="1">Invoke C++ code(using SWIG)</text:h>
      <text:p text:style-name="P12">Prepare interface file(for example mylib.i)</text:p>
      <text:p text:style-name="P30">// define name of a module</text:p>
      <text:p text:style-name="P30">%module <text:span text:style-name="T3">mylib</text:span></text:p>
      <text:p text:style-name="P30">// this will be included in <text:span text:style-name="T39">generated </text:span>wrapper’<text:span text:style-name="T39">s sources </text:span><text:s/>“as is”, <text:span text:style-name="T3">add here whatever is needed for wrapper compilation</text:span></text:p>
      <text:p text:style-name="P30">%{</text:p>
      <text:p text:style-name="P30">#include "library.h"</text:p>
      <text:p text:style-name="P30">#include "vector.h"</text:p>
      <text:p text:style-name="P30">%}</text:p>
      <text:p text:style-name="P30">// all in headers will be exposed - the easiest way to define what will be exposed to python</text:p>
      <text:p text:style-name="P30">%include library.h</text:p>
      <text:p text:style-name="P30">%include vector.h</text:p>
      <text:p text:style-name="P30">// <text:span text:style-name="T27">to interpret int8_t, uint32_t types correctly</text:span></text:p>
      <text:p text:style-name="P31">%<text:span text:style-name="T27">include stdint.i</text:span></text:p>
      <text:p text:style-name="P30">// <text:span text:style-name="T23">also may define what to expose in this way</text:span></text:p>
      <text:p text:style-name="P30"><text:soft-page-break/>int foo;</text:p>
      <text:p text:style-name="P30">int <text:span text:style-name="T23">some_method</text:span>(int x);</text:p>
      <text:p text:style-name="P30"/>
      <text:p text:style-name="P11">Run SWIG</text:p>
      <text:p text:style-name="P36">swig -c++ -python -ID:\project\<text:span text:style-name="T16">src</text:span> -<text:span text:style-name="T15">o </text:span>mylib_wrap.cxx<text:span text:style-name="T15"> </text:span>-outdir ..\src\native mylib.i</text:p>
      <text:p text:style-name="P32">-<text:span text:style-name="T16">c++ - use if code in C++, not needed for C</text:span></text:p>
      <text:p text:style-name="P32">-<text:span text:style-name="T16">python – target language</text:span></text:p>
      <text:p text:style-name="P34">-ID:\project\<text:span text:style-name="T16">src – folder with sources; needed when mylib.i placed separately from sources</text:span></text:p>
      <text:p text:style-name="P37">-<text:span text:style-name="T16">o </text:span>mylib_wrap.cxx<text:span text:style-name="T16"> – </text:span><text:span text:style-name="T25">file(path)</text:span><text:span text:style-name="T16"> for c++ wrapper code; optional, </text:span><text:span text:style-name="T26">there is a default naming strategy</text:span></text:p>
      <text:p text:style-name="P34">..\src\native – <text:span text:style-name="T16">folder for python wrapper code</text:span></text:p>
      <text:p text:style-name="P33"/>
      <text:p text:style-name="P13">Prepare setup.py for building shared library(.pyd <text:span text:style-name="T17">file</text:span>)</text:p>
      <text:p text:style-name="P32">from setuptools import Extension, setup</text:p>
      <text:p text:style-name="P32">mylib_module = Extension(</text:p>
      <text:p text:style-name="P38"># notice _, <text:span text:style-name="T21">string of how it will be imported</text:span></text:p>
      <text:p text:style-name="P32"><text:s text:c="4"/>name="<text:span text:style-name="T18">_mylib</text:span>",</text:p>
      <text:p text:style-name="P35"><text:s text:c="4"/>sources=[r"mylib_wrap.cxx", r"D:\project\<text:span text:style-name="T16">src</text:span>\vector.cpp", r"D:\project\<text:span text:style-name="T16">src</text:span>\library.cpp"],</text:p>
      <text:p text:style-name="P38"># folders with headers</text:p>
      <text:p text:style-name="P35"><text:s text:c="4"/>include_dirs=[r"D:\project\<text:span text:style-name="T16">src</text:span>"])</text:p>
      <text:p text:style-name="P32">setup(ext_modules=[mylib_module])</text:p>
      <text:p text:style-name="P32"/>
      <text:p text:style-name="P14">Create shared library</text:p>
      <text:p text:style-name="P39">python setup.py build_ext –build-lib=..\src\native</text:p>
      <text:p text:style-name="P40">–build-lib=..\src\native – folder for .pyd file, should be near mylib.py</text:p>
      <text:p text:style-name="P40">--build-temp<text:span text:style-name="T20">=. - folder for temp. files(will be created while building)</text:span></text:p>
      <text:p text:style-name="P15"/>
      <text:p text:style-name="P15">Use in <text:span text:style-name="T22">code</text:span></text:p>
      <text:p text:style-name="P75">mylib.some_method()</text:p>
      <text:p text:style-name="P18">Pointer to primitive(int *) as func. arg.</text:p>
      <text:p text:style-name="P24"><text:span text:style-name="T40">Ch. 9 here: </text:span>https://www.swig.org/Doc1.3/SWIGDocumentation.html#SWIG_nn16</text:p>
      <text:p text:style-name="P10"/>
      <text:p text:style-name="P16">Possible problems</text:p>
      <text:p text:style-name="P20">C++ compiler may modify method names in shared lib.(called name mangling on decoration). <text:span text:style-name="T28">This should not happen(because of wrapper) but here is possible solution:</text:span></text:p>
      <text:p text:style-name="P20"><text:span text:style-name="T24">Write extern "C" before method </text:span><text:span text:style-name="T28">declaration</text:span><text:span text:style-name="T24">: extern "C" int method();</text:span></text:p>
      <text:p text:style-name="P20"><text:soft-page-break/></text:p>
      <text:p text:style-name="P21">Wrong compiler may be used by setuptools – create file setup.cfg with:</text:p>
      <text:p text:style-name="P22">[build_ext]</text:p>
      <text:p text:style-name="P23">compiler=mingw32</text:p>
      <text:p text:style-name="P21">to use GCC on Windows (for example), there are other options.</text:p>
      <text:p text:style-name="P10"/>
      <text:p text:style-name="P10">Other SWIG options</text:p>
      <text:p text:style-name="P51">swig -help</text:p>
      <text:p text:style-name="P51"/>
      <text:h text:style-name="Heading_20_1" text:outline-level="1">Package managers</text:h>
      <text:p text:style-name="P52">pip – very basic, just downloads modules <text:span text:style-name="T18">destination??</text:span>, does not create virtual environments</text:p>
      <text:p text:style-name="P52">venv – standard python module (previously separate virtualenv.exe), enables virtual environments, <text:span text:style-name="T18">create file with dependencies??</text:span></text:p>
      <text:p text:style-name="P52">pipenv – most advanced, creates virtual envs., files with listed dependencies</text:p>
      <text:h text:style-name="P78" text:outline-level="2">pip</text:h>
      <text:p text:style-name="P79">List installed packages: pip freeze</text:p>
      <text:p text:style-name="P79">Create “requirements.txt”: pip freeze &gt; <text:s/>requirements.txt</text:p>
      <text:h text:style-name="Heading_20_2" text:outline-level="2">venv</text:h>
      <text:p text:style-name="P53">Create environment(in venv dir. inside your proj.): python -m venv /your-proj-dir/venv</text:p>
      <text:p text:style-name="P53">Use python and pip from venv/bin – they are already “<text:span text:style-name="T3">tuned</text:span>” to use/add modules from your venv dir. <text:span text:style-name="T31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pipenv</text:h>
      <text:p text:style-name="P55">Put project under pipenv: pipenv lock <text:span text:style-name="T19">or pipenv install?? both work, what is the difference??</text:span></text:p>
      <text:p text:style-name="P57">This creates “Pipfile” and “Pipfile.lock” – <text:span text:style-name="T33">keep both under git.</text:span></text:p>
      <text:p text:style-name="P54">Add package: pipenv install numpy</text:p>
      <text:p text:style-name="P56">Sources are put to C:\Users\{user name}\.virtualenvs\{name of env.(with rand. leters ending)}</text:p>
      <text:p text:style-name="P82">Activate venv(further commands are executed by “tuned” interpreter): pipenv shell</text:p>
      <text:p text:style-name="P58">Remove pack.: pipenv uninstall numpy</text:p>
      <text:p text:style-name="P59">Capture current versions of dependencies: pipenv lock</text:p>
      <text:p text:style-name="P58"><text:soft-page-break/>Pull necessary packs after proj. cloning: pipenv install</text:p>
      <text:p text:style-name="P81">List dependency graph: pipenv graph</text:p>
      <text:p text:style-name="P60">Remove env.: pipenv --rm</text:p>
      <text:p text:style-name="P54">Get location of environment(where all dependencies are put): pipenv –<text:span text:style-name="T32">venv</text:span></text:p>
      <text:p text:style-name="P58">Get location of “<text:span text:style-name="T3">tuned</text:span>” interpreter: pip --py</text:p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9T06:51:07.073000000</dc:date>
    <meta:editing-duration>PT15H31M38S</meta:editing-duration>
    <meta:editing-cycles>60</meta:editing-cycles>
    <meta:generator>LibreOffice/7.6.3.2$Windows_X86_64 LibreOffice_project/29d686fea9f6705b262d369fede658f824154cc0</meta:generator>
    <meta:document-statistic meta:table-count="0" meta:image-count="0" meta:object-count="0" meta:page-count="6" meta:paragraph-count="145" meta:word-count="1026" meta:character-count="7241" meta:non-whitespace-character-count="6322"/>
  </office:meta>
</office:document-meta>
</file>